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justify"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rojet MetaMoteur nécessite l'environnement technique suivant :</text:p>
      <text:p text:style-name="P1"/>
      <text:p text:style-name="P1">L'environnement de développement nécessaire à l'accomplissement de ce projet est : Un environnement JAVA 1.4 (SDK), un connecteur JDBC/MySQL sous forme d'une fichier jar inclus dans le projet, la bibliothèque XERES sous la forme d'un fichier jar inclus dans le projet.</text:p>
      <text:p text:style-name="P1">Le projet est développé sur un serveur CVS hébergé par <text:a xlink:type="simple" xlink:href="http://www.tuxfamily.org/">www.tuxfamily.org</text:a> afin de faciliter le travail de groupe.</text:p>
      <text:p text:style-name="P1"/>
      <text:p text:style-name="P1">Ce projet nécessite l'installation d'un serveur MySQL 5.0 pour fonctionner ainsi que d'un schéma a insérer dans une base sur ce serveur, celui-ci sera fourni à l'installation.</text:p>
      <text:p text:style-name="P1"/>
      <text:p text:style-name="P1">Pour utiliser ce projet l'utilisateur doit être connecté à Internet (pour faire les recherches sur les moteurs de recherche), pour accéder a la page d'index du projet, permettant de lancer une recherche, l'utilisateur doit utiliser un navigateur internet compatible avec le protocole HTTP 1.0 et gérant le HTML à la norme 4.0, par exemple Mozilla Firefox, Opéra ou Internet Explorer pour l'environnement Windows.</text:p>
      <text:p text:style-name="P1"/>
      <text:p text:style-name="P1">Architecture du code (non définitive) :</text:p>
      <text:p text:style-name="P1">Le code du projet est divisé en différentes parties afin de simplifier le développement pour l'équipe.</text:p>
      <text:p text:style-name="P1">L'interface Graphique (fichiers HTML statiques (ne nécessitant pas une génération dynamique par l'agent) ainsi que les images et autres éléments de style sont stockés dans le dossier InterfaceGraphique, les objets sont ensuite séparés dans des dossiers selon leur type.</text:p>
      <text:p text:style-name="P1">Le code est stocké dans le dossier src qui contient plusieurs sous dossiers représentant à peu près le découpage en modules de l'agent : un dossier servant a stocker les fichiers de l'algorithme de tri, un dossier pour la gestion de l'interface avec la base de données de l'agent, un dossier contenant les sources du serveur HTTP de l'agent, un dossier pour le client HTTP ainsi qu'un dossier pour les classes communes et la classe de parsage, du fait que celle-ci sera exploitée par les autres modules du projet.</text:p>
      <text:p text:style-name="P1">Pour permettre de tester les différents modules séparément, ceux-ci sont découpés en packages indépendants, qui seront fusionnés lors de l'intégration.</text:p>
      <text:p text:style-name="P1">Bien entendu, nous stockons les documents fournis et rendus dans dépôt de notre CVS afin de les avoir toujours accessibles lors du développement du projet.</text:p>
      <text:p text:style-name="P1">Quelques fichiers n'ont pas encore trouvé leur place définitive dans le dépôt d'où la mention dans le ti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6-01T20:07:22</meta:creation-date>
    <dc:creator>Aysel GUNES</dc:creator>
    <dc:date>2006-06-01T22:01:22</dc:date>
    <dc:language>fr-FR</dc:language>
    <meta:editing-cycles>8</meta:editing-cycles>
    <meta:editing-duration>PT1H18M19S</meta:editing-duration>
    <meta:user-defined meta:name="Info 1"/>
    <meta:user-defined meta:name="Info 2"/>
    <meta:user-defined meta:name="Info 3"/>
    <meta:user-defined meta:name="Info 4"/>
    <meta:document-statistic meta:table-count="0" meta:image-count="0" meta:object-count="0" meta:page-count="1" meta:paragraph-count="12" meta:word-count="370" meta:character-count="2370"/>
  </office:meta>
</office:document-meta>
</file>